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⠙⠑⠛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⠙⠑⠞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⠙⠊⠍</text:p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⠓⠕⠍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⠅⠑⠗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⠠⠞⠗</text:p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⠇⠕⠏⠀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⠇⠝⠀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>⠇⠛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⠑⠭⠏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⠛⠉⠙</text:p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⠇⠉⠍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⠁⠗⠛⠀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⠊⠍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⠗⠑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⠊⠝⠋⠀</text:p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⠇⠊⠍</text:p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>⠇⠊⠍⠊⠝⠀⠋</text:p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>⠇⠊⠍⠎⠥⠏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⠍⠁⠭⠀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⠍⠊⠝⠀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⠎⠥⠏</text:p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>⠊⠝⠚⠇⠊⠍</text:p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⠏⠗⠕⠚⠇⠊⠍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⠍⠕⠙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⠠⠏⠗</text:p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>⠉⠕⠎⠓⠀</text:p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>⠉⠕⠞⠓⠀</text:p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>⠉⠎⠉⠓⠀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>⠎⠑⠉⠓⠀</text:p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>⠎⠊⠝⠓⠀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>⠞⠁⠕⠓⠀</text:p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>⠁⠗⠉⠀⠕⠎⠓</text:p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>⠁⠗⠉⠀⠕⠞⠓</text:p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>⠁⠗⠉⠀⠎⠉⠓</text:p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>⠁⠗⠎⠑⠉⠓⠀</text:p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>⠁⠗⠎⠊⠝⠓⠀</text:p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>⠁⠗⠞⠁⠕⠓⠀</text:p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⠉⠕⠎⠀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>⠉⠕⠞⠀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>⠉⠎⠉⠀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>⠎⠑⠉⠀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⠎⠊⠝⠀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>⠞⠁⠝⠀</text:p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arc cosine</text:p>
          </table:table-cell>
          <table:table-cell office:value-type="string" calcext:value-type="string">
            <text:p>⠁⠗⠉⠉⠕⠎⠀</text:p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arc cotangent</text:p>
          </table:table-cell>
          <table:table-cell office:value-type="string" calcext:value-type="string">
            <text:p>⠁⠗⠉⠀⠉⠕⠞⠀</text:p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arc cosecant</text:p>
          </table:table-cell>
          <table:table-cell office:value-type="string" calcext:value-type="string">
            <text:p>⠁⠗⠉⠀⠉⠎⠉⠀</text:p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arc secant</text:p>
          </table:table-cell>
          <table:table-cell office:value-type="string" calcext:value-type="string">
            <text:p>⠁⠗⠉⠀⠎⠑⠉⠀</text:p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arc sine</text:p>
          </table:table-cell>
          <table:table-cell office:value-type="string" calcext:value-type="string">
            <text:p>⠁⠗⠉⠀⠎⠊⠝⠀</text:p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arc tangent</text:p>
          </table:table-cell>
          <table:table-cell office:value-type="string" calcext:value-type="string">
            <text:p>⠁⠗⠉⠀⠞⠁⠝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